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4.00pt" fo:font-weight="normal" fo:font-family="'Times New Roman'" style:font-family-asian="'Times New Roman'" style:font-family-complex="'Times New Roman'"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 style:family="text">
      <style:text-properties fo:font-size="14.00pt" fo:font-weight="normal" fo:font-family="'Times New Roman'" style:font-family-asian="'Times New Roman'" style:font-family-complex="'Times New Roman'" fo:background-color="transparent" style:use-window-font-color="true"/>
    </style:style>
    <style:style style:name="T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4.00pt" fo:font-weight="bold" fo:font-family="'Times New Roman'" style:font-family-asian="'Times New Roman'" style:font-family-complex="'Times New Roman'" fo:background-color="transparent" style:use-window-font-color="true"/>
    </style:style>
    <style:style style:name="T8" style:family="text">
      <style:text-properties fo:font-size="14.00pt" fo:font-weight="normal" fo:font-family="'Times New Roman'" style:font-family-asian="'Times New Roman'" style:font-family-complex="'Times New Roman'" fo:background-color="transparent" style:use-window-font-color="true"/>
    </style:style>
    <style:style style:name="T9" style:family="text">
      <style:text-properties fo:font-size="14.00pt" fo:font-weight="bold" fo:font-family="'Times New Roman'" style:font-family-asian="'Times New Roman'" style:font-family-complex="'Times New Roman'"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4.00pt" fo:font-weight="bold" fo:font-family="'Times New Roman'" style:font-family-asian="'Times New Roman'" style:font-family-complex="'Times New Roman'" fo:background-color="transparent" style:use-window-font-color="true"/>
    </style:style>
    <style:style style:name="T12" style:family="text">
      <style:text-properties fo:font-size="14.00pt" fo:font-weight="normal" fo:font-family="'Times New Roman'" style:font-family-asian="'Times New Roman'" style:font-family-complex="'Times New Roman'" fo:background-color="transparent" style:use-window-font-color="true"/>
    </style:style>
    <style:style style:name="T13" style:family="text">
      <style:text-properties fo:font-size="14.00pt" fo:font-weight="bold" fo:font-family="'Times New Roman'" style:font-family-asian="'Times New Roman'" style:font-family-complex="'Times New Roman'" fo:background-color="transparent" style:use-window-font-color="true"/>
    </style:style>
    <style:style style:name="T14" style:family="text">
      <style:text-properties fo:font-size="14.00pt" fo:font-weight="normal" fo:font-family="'Times New Roman'" style:font-family-asian="'Times New Roman'" style:font-family-complex="'Times New Roman'" fo:background-color="transparent" style:use-window-font-color="true"/>
    </style:style>
    <style:style style:name="T1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4.00pt" fo:font-weight="normal" fo:font-family="'Times New Roman'" style:font-family-asian="'Times New Roman'" style:font-family-complex="'Times New Roman'" fo:background-color="transparent" style:use-window-font-color="true"/>
    </style:style>
    <style:style style:name="T17" style:family="text">
      <style:text-properties fo:font-size="14.00pt" fo:font-weight="bold" fo:font-family="'Times New Roman'" style:font-family-asian="'Times New Roman'" style:font-family-complex="'Times New Roman'" fo:background-color="transparent" style:use-window-font-color="true"/>
    </style:style>
    <style:style style:name="T18" style:family="text">
      <style:text-properties fo:font-size="14.00pt" fo:font-weight="normal" fo:font-family="'Times New Roman'" style:font-family-asian="'Times New Roman'" style:font-family-complex="'Times New Roman'" fo:background-color="transparent" style:use-window-font-color="true"/>
    </style:style>
    <style:style style:name="T19" style:family="text">
      <style:text-properties fo:font-size="14.00pt" fo:font-weight="bold" fo:font-family="'Times New Roman'" style:font-family-asian="'Times New Roman'" style:font-family-complex="'Times New Roman'" fo:background-color="transparent" style:use-window-font-color="true"/>
    </style:style>
    <style:style style:name="T20" style:family="text">
      <style:text-properties fo:font-size="14.00pt" fo:font-weight="normal" fo:font-family="'Times New Roman'" style:font-family-asian="'Times New Roman'" style:font-family-complex="'Times New Roman'" fo:background-color="transparent" style:use-window-font-color="true"/>
    </style:style>
    <style:style style:name="T21" style:family="text">
      <style:text-properties fo:font-size="14.00pt" fo:font-weight="bold" fo:font-family="'Times New Roman'" style:font-family-asian="'Times New Roman'" style:font-family-complex="'Times New Roman'" fo:background-color="transparent" style:use-window-font-color="true"/>
    </style:style>
    <style:style style:name="T22" style:family="text">
      <style:text-properties fo:font-size="14.00pt" fo:font-weight="normal" fo:font-family="'Times New Roman'" style:font-family-asian="'Times New Roman'" style:font-family-complex="'Times New Roman'" fo:background-color="transparent" style:use-window-font-color="true"/>
    </style:style>
    <style:style style:name="T23" style:family="text">
      <style:text-properties fo:font-size="14.00pt" fo:font-weight="bold" fo:font-family="'Times New Roman'" style:font-family-asian="'Times New Roman'" style:font-family-complex="'Times New Roman'" fo:background-color="transparent" style:use-window-font-color="true"/>
    </style:style>
    <style:style style:name="T24" style:family="text">
      <style:text-properties fo:font-size="14.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fo:color="#000000"/>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fo:color="#000000"/>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fo:color="#000000"/>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fo:color="#000000"/>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fo:color="#000000"/>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fo:color="#000000"/>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fo:color="#000000"/>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fo:color="#000000"/>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fo:color="#000000"/>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fo:color="#000000"/>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fo:color="#000000"/>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4.00pt" fo:font-weight="normal" fo:font-family="'Times New Roman'" style:font-family-asian="'Times New Roman'" style:font-family-complex="'Times New Roman'" fo:background-color="transparent" style:use-window-font-color="true"/>
    </style:style>
    <style:style style:name="T48" style:family="text">
      <style:text-properties fo:font-size="14.00pt" fo:font-weight="bold" fo:font-family="'Times New Roman'" style:font-family-asian="'Times New Roman'" style:font-family-complex="'Times New Roman'" fo:background-color="transparent" style:use-window-font-color="true"/>
    </style:style>
    <style:style style:name="T49" style:family="text">
      <style:text-properties fo:font-size="14.00pt" fo:font-weight="normal" fo:font-family="'Times New Roman'" style:font-family-asian="'Times New Roman'" style:font-family-complex="'Times New Roman'" fo:background-color="transparent" style:use-window-font-color="true"/>
    </style:style>
    <style:style style:name="T5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1" style:family="text">
      <style:text-properties fo:font-size="14.00pt" fo:font-weight="normal" fo:font-family="'Times New Roman'" style:font-family-asian="'Times New Roman'" style:font-family-complex="'Times New Roman'" fo:background-color="transparent" style:use-window-font-color="true"/>
    </style:style>
    <style:style style:name="T52" style:family="text">
      <style:text-properties fo:font-size="14.00pt" fo:font-weight="bold" fo:font-family="'Times New Roman'" style:font-family-asian="'Times New Roman'" style:font-family-complex="'Times New Roman'" fo:background-color="transparent" style:use-window-font-color="true"/>
    </style:style>
    <style:style style:name="T53" style:family="text">
      <style:text-properties fo:font-size="14.00pt" fo:font-weight="normal" fo:font-family="'Times New Roman'" style:font-family-asian="'Times New Roman'" style:font-family-complex="'Times New Roman'" fo:background-color="transparent" style:use-window-font-color="true"/>
    </style:style>
    <style:style style:name="T54" style:family="text">
      <style:text-properties fo:font-size="14.00pt" fo:font-weight="bold" fo:font-family="'Times New Roman'" style:font-family-asian="'Times New Roman'" style:font-family-complex="'Times New Roman'" fo:background-color="transparent" style:use-window-font-color="true"/>
    </style:style>
    <style:style style:name="T55" style:family="text">
      <style:text-properties fo:font-size="14.00pt" fo:font-weight="normal" fo:font-family="'Times New Roman'" style:font-family-asian="'Times New Roman'" style:font-family-complex="'Times New Roman'" fo:background-color="transparent" style:use-window-font-color="true"/>
    </style:style>
    <style:style style:name="T56" style:family="text">
      <style:text-properties fo:font-size="14.00pt" fo:font-weight="bold" fo:font-family="'Times New Roman'" style:font-family-asian="'Times New Roman'" style:font-family-complex="'Times New Roman'" fo:background-color="transparent" style:use-window-font-color="true"/>
    </style:style>
    <style:style style:name="T57" style:family="text">
      <style:text-properties fo:font-size="14.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justify" fo:margin-bottom="10.00pt"/>
    </style:style>
  </office:automatic-styles>
  <office:body>
    <office:text>
      <text:p text:style-name="P1"><text:span text:style-name="T1">ConcurrentModification Exception and concurrentHashMap-</text:span><text:span text:style-name="T2"/></text:p>
      <text:p text:style-name="P1"><text:span text:style-name="T2"/></text:p>
      <text:p text:style-name="P1"><text:span text:style-name="T2">Java collection classes are fail fast, which means if collection will be changed while some thread is traversing over it using iterator(), ConcurrentModification Exception occurs.</text:span></text:p>
      <text:p text:style-name="P1"><text:span text:style-name="T2">Ex-<text:tab/><text:tab/></text:span></text:p>
      <text:p text:style-name="P1"><text:span text:style-name="T2"><text:tab/><text:tab/>Iterator&lt;String&gt; it = myList.iterator();<text:tab/><text:s text:c="6"/>//myList is a list</text:span></text:p>
      <text:p text:style-name="P1"><text:span text:style-name="T2"><text:tab/><text:tab/>while(it.hasNext()){</text:span></text:p>
      <text:p text:style-name="P1"><text:span text:style-name="T2"><text:tab/><text:tab/><text:tab/>String value = it.next();</text:span></text:p>
      <text:p text:style-name="P1"><text:span text:style-name="T2"><text:tab/><text:tab/><text:tab/>System.out.println("List Value:"+value);</text:span></text:p>
      <text:p text:style-name="P1"><text:span text:style-name="T2"><text:tab/><text:tab/><text:tab/>if(value.equals("3")) myList.remove(value);<text:s text:c="14"/></text:span></text:p>
      <text:p text:style-name="P1"><text:span text:style-name="T2">//when value=3, this line will throw the concurrentmodification exception</text:span></text:p>
      <text:p text:style-name="P1"><text:span text:style-name="T2"><text:tab/><text:tab/>}</text:span></text:p>
      <text:p text:style-name="P1"><text:span text:style-name="T2"/></text:p>
      <text:p text:style-name="P1"><text:span text:style-name="T2">Concurrent modification exception can occur in case of multithreaded as well as single threaded java programming environment.</text:span></text:p>
      <text:p text:style-name="P1"><text:span text:style-name="T2"/></text:p>
      <text:p text:style-name="P1"><text:span text:style-name="T3">To Avoid ConcurrentModificationException in multi-threaded environment-</text:span></text:p>
      <text:p text:style-name="P1"><text:span text:style-name="T4">There are 3 ways to avoid this exception-</text:span><text:span text:style-name="T5"/></text:p>
      <text:p text:style-name="P1"><text:span text:style-name="T6">1) You can<text:s/></text:span><text:span text:style-name="T7">convert the list to an array and then iterate on the array</text:span><text:span text:style-name="T8">. This approach works well for small or medium size list but if the list is large then it will affect the performance a lot.</text:span></text:p>
      <text:p text:style-name="P1"><text:span text:style-name="T8">2) You can</text:span><text:span text:style-name="T9"><text:s/>lock the list while iterating<text:s/></text:span><text:span text:style-name="T10">by putting it in a synchronized block. This approach is not recommended because it will cease the benefits of multithreading.</text:span></text:p>
      <text:p text:style-name="P1"><text:span text:style-name="T10">3) If you are using JDK1.5 or higher then you can use<text:s/></text:span><text:span text:style-name="T11">ConcurrentHashMap</text:span><text:span text:style-name="T12"><text:s/>and<text:s/></text:span><text:span text:style-name="T13">CopyOnWriteArrayList</text:span><text:span text:style-name="T14"><text:s/>classes. This is the recommended approach to avoid concurrent modification exception.</text:span><text:span text:style-name="T15"/></text:p>
      <text:p text:style-name="P1"><text:span text:style-name="T15">To Avoid ConcurrentModificationException in single-threaded environment-</text:span></text:p>
      <text:p text:style-name="P1"><text:span text:style-name="T16">You can use the iterator remove() function to remove the object from underlying collection object. But in this case you can remove the same object and not any other object from the list.</text:span></text:p>
      <text:p text:style-name="P1"><text:span text:style-name="T17">Ex-</text:span><text:span text:style-name="T18"/></text:p>
      <text:p text:style-name="P1"><text:span text:style-name="T18">package com.journaldev.java;</text:span></text:p>
      <text:p text:style-name="P1"><text:span text:style-name="T18">import java.util.Iterator;</text:span></text:p>
      <text:p text:style-name="P1"><text:span text:style-name="T18">import java.util.List;</text:span></text:p>
      <text:p text:style-name="P1"><text:span text:style-name="T18">import java.util.Map;</text:span></text:p>
      <text:p text:style-name="P1"><text:span text:style-name="T18">import java.util.concurrent.ConcurrentHashMap;</text:span></text:p>
      <text:p text:style-name="P1"><text:span text:style-name="T18">import java.util.concurrent.CopyOnWriteArrayList;</text:span></text:p>
      <text:p text:style-name="P1"><text:span text:style-name="T18">public class ThreadSafeIteratorExample {</text:span></text:p>
      <text:p text:style-name="P1"><text:span text:style-name="T18"><text:tab/>public static void main(String[] args) {</text:span></text:p>
      <text:p text:style-name="P1"><text:span text:style-name="T18"><text:tab/><text:tab/>List&lt;String&gt; myList = new<text:s/></text:span><text:span text:style-name="T19">CopyOnWriteArrayList</text:span><text:span text:style-name="T20">&lt;String&gt;();</text:span></text:p>
      <text:p text:style-name="P1"><text:span text:style-name="T20"><text:tab/><text:tab/>myList.add("1");</text:span></text:p>
      <text:p text:style-name="P1"><text:span text:style-name="T20"><text:tab/><text:tab/>myList.add("2");</text:span></text:p>
      <text:p text:style-name="P1"><text:span text:style-name="T20"><text:tab/><text:tab/>myList.add("3");</text:span></text:p>
      <text:p text:style-name="P1"><text:span text:style-name="T20"><text:tab/><text:tab/>myList.add("4");</text:span></text:p>
      <text:p text:style-name="P1"><text:span text:style-name="T20"><text:tab/><text:tab/>myList.add("5");</text:span></text:p>
      <text:p text:style-name="P1"><text:span text:style-name="T20"><text:tab/><text:tab/>Iterator&lt;String&gt; it = myList.iterator();</text:span></text:p>
      <text:p text:style-name="P1"><text:span text:style-name="T20"><text:tab/><text:tab/>while(it.hasNext()){</text:span></text:p>
      <text:p text:style-name="P1"><text:span text:style-name="T20"><text:tab/><text:tab/><text:tab/>String value = it.next();</text:span></text:p>
      <text:p text:style-name="P1"><text:span text:style-name="T20"><text:tab/><text:tab/><text:tab/>System.out.println("List Value:"+value);</text:span></text:p>
      <text:p text:style-name="P1"><text:span text:style-name="T20"><text:tab/><text:tab/><text:tab/>if(value.equals("3")){</text:span></text:p>
      <text:p text:style-name="P1"><text:span text:style-name="T20"><text:tab/><text:tab/><text:tab/><text:tab/>myList.remove("4");</text:span></text:p>
      <text:p text:style-name="P1"><text:span text:style-name="T20"><text:tab/><text:tab/><text:tab/><text:tab/>myList.add("6");</text:span></text:p>
      <text:p text:style-name="P1"><text:span text:style-name="T20"><text:tab/><text:tab/><text:tab/><text:tab/>myList.add("7");</text:span></text:p>
      <text:p text:style-name="P1"><text:span text:style-name="T20"><text:tab/><text:tab/><text:tab/>}</text:span></text:p>
      <text:p text:style-name="P1"><text:span text:style-name="T20"><text:tab/><text:tab/>}</text:span></text:p>
      <text:p text:style-name="P1"><text:span text:style-name="T20"><text:tab/><text:tab/>System.out.println("List Size:"+myList.size());</text:span></text:p>
      <text:p text:style-name="P1"><text:span text:style-name="T20"/></text:p>
      <text:p text:style-name="P1"><text:span text:style-name="T20"><text:tab/><text:tab/>Map&lt;String,String&gt; myMap = new<text:s/></text:span><text:span text:style-name="T21">ConcurrentHashMap</text:span><text:span text:style-name="T22">&lt;String,String&gt;();</text:span></text:p>
      <text:p text:style-name="P1"><text:span text:style-name="T22"><text:tab/><text:tab/>myMap.put("1", "1");</text:span></text:p>
      <text:p text:style-name="P1"><text:span text:style-name="T22"><text:tab/><text:tab/>myMap.put("2", "2");</text:span></text:p>
      <text:p text:style-name="P1"><text:span text:style-name="T22"><text:tab/><text:tab/>myMap.put("3", "3");</text:span></text:p>
      <text:p text:style-name="P1"><text:span text:style-name="T22"><text:tab/><text:tab/>Iterator&lt;String&gt; it1 = myMap.keySet().iterator();</text:span></text:p>
      <text:p text:style-name="P1"><text:span text:style-name="T22"><text:tab/><text:tab/>while(it1.hasNext()){</text:span></text:p>
      <text:p text:style-name="P1"><text:span text:style-name="T22"><text:tab/><text:tab/><text:tab/>String key = it1.next();</text:span></text:p>
      <text:p text:style-name="P1"><text:span text:style-name="T22"><text:tab/><text:tab/><text:tab/>System.out.println("Map Value:"+myMap.get(key));</text:span></text:p>
      <text:p text:style-name="P1"><text:span text:style-name="T22"><text:tab/><text:tab/><text:tab/>if(key.equals("1")){</text:span></text:p>
      <text:p text:style-name="P1"><text:span text:style-name="T22"><text:tab/><text:tab/><text:tab/><text:tab/>myMap.remove("3");</text:span></text:p>
      <text:p text:style-name="P1"><text:span text:style-name="T22"><text:tab/><text:tab/><text:tab/><text:tab/>myMap.put("4", "4");</text:span></text:p>
      <text:p text:style-name="P1"><text:span text:style-name="T22"><text:tab/><text:tab/><text:tab/><text:tab/>myMap.put("5", "5");</text:span></text:p>
      <text:p text:style-name="P1"><text:span text:style-name="T22"><text:tab/><text:tab/><text:tab/>}</text:span></text:p>
      <text:p text:style-name="P1"><text:span text:style-name="T22"><text:tab/><text:tab/>}</text:span></text:p>
      <text:p text:style-name="P1"><text:span text:style-name="T22"><text:tab/><text:tab/>System.out.println("Map Size:"+myMap.size());</text:span></text:p>
      <text:p text:style-name="P1"><text:span text:style-name="T22"><text:tab/>}</text:span></text:p>
      <text:p text:style-name="P1"><text:span text:style-name="T22">}</text:span></text:p>
      <text:p text:style-name="P1"><text:span text:style-name="T22">Output of above program is written below. There is no ConcurrentModificationException being thrown by the program.</text:span></text:p>
      <text:p text:style-name="P1"><text:span text:style-name="T23">output-<text:s/></text:span><text:span text:style-name="T24"/></text:p>
      <text:p text:style-name="P1"><text:span text:style-name="T25">List Value:1</text:span><text:span text:style-name="T26"/></text:p>
      <text:p text:style-name="P1"><text:span text:style-name="T27">List Value:2</text:span><text:span text:style-name="T28"/></text:p>
      <text:p text:style-name="P1"><text:span text:style-name="T29">List Value:3</text:span><text:span text:style-name="T30"/></text:p>
      <text:p text:style-name="P1"><text:span text:style-name="T31">List Value:4</text:span><text:span text:style-name="T32"/></text:p>
      <text:p text:style-name="P1"><text:span text:style-name="T33">List Value:5</text:span><text:span text:style-name="T34"/></text:p>
      <text:p text:style-name="P1"><text:span text:style-name="T35">List Size:6</text:span><text:span text:style-name="T36"/></text:p>
      <text:p text:style-name="P1"><text:span text:style-name="T37">Map Value:1</text:span><text:span text:style-name="T38"/></text:p>
      <text:p text:style-name="P1"><text:span text:style-name="T39">Map Value:2</text:span><text:span text:style-name="T40"/></text:p>
      <text:p text:style-name="P1"><text:span text:style-name="T41">Map Value:4</text:span><text:span text:style-name="T42"/></text:p>
      <text:p text:style-name="P1"><text:span text:style-name="T43">Map Value:5</text:span><text:span text:style-name="T44"/></text:p>
      <text:p text:style-name="P1"><text:span text:style-name="T45">Map Size:4</text:span><text:span text:style-name="T46"/></text:p>
      <text:p text:style-name="P1"><text:span text:style-name="T47">so,</text:span></text:p>
      <text:p text:style-name="P1"><text:span text:style-name="T47">1) Concurrent Collection classes can be modified safely, they will not throw ConcurrentModificationException.</text:span></text:p>
      <text:p text:style-name="P1"><text:span text:style-name="T47">2) In case of CopyOnWriteArrayList, iterator doesn’t accommodate the changes in the list and works on the original list.</text:span></text:p>
      <text:p text:style-name="P1"><text:span text:style-name="T47">3) In case of ConcurrentHashMap, the behaviour is not always the same.</text:span></text:p>
      <text:p text:style-name="P1"><text:span text:style-name="T47">So</text:span><text:span text:style-name="T48"><text:s/>if you are using ConcurrentHashMap then avoid adding new objects as it can be processed depending on the keyset</text:span><text:span text:style-name="T49">. Note that the same program can print different values in your system because HashMap keyset is not ordered.</text:span></text:p>
      <text:p text:style-name="P1"><text:span text:style-name="T50">Alternative Approach:</text:span></text:p>
      <text:p text:style-name="P1"><text:span text:style-name="T51">If you are working on single-threaded environment and want your code to take care of the extra added objects in the list then you can do so using for loop rather than iterator.</text:span></text:p>
      <text:p text:style-name="P1"><text:span text:style-name="T52">Ex-</text:span></text:p>
      <text:p text:style-name="P1"><text:span text:style-name="T53">for(int i = 0; i&lt;myList.size(); i++){</text:span></text:p>
      <text:p text:style-name="P1"><text:span text:style-name="T53"><text:tab/>System.out.println(myList.get(i));</text:span></text:p>
      <text:p text:style-name="P1"><text:span text:style-name="T53"><text:tab/>if(myList.get(i).equals("3")){</text:span></text:p>
      <text:p text:style-name="P1"><text:span text:style-name="T53"><text:tab/><text:tab/>myList.remove(i);</text:span></text:p>
      <text:p text:style-name="P1"><text:span text:style-name="T53"><text:tab/><text:tab/>i--;</text:span></text:p>
      <text:p text:style-name="P1"><text:span text:style-name="T53"><text:tab/><text:tab/>myList.add("6");</text:span></text:p>
      <text:p text:style-name="P1"><text:span text:style-name="T53"><text:tab/>}</text:span></text:p>
      <text:p text:style-name="P1"><text:span text:style-name="T53">}</text:span></text:p>
      <text:p text:style-name="P1"><text:span text:style-name="T53">We are decreasing the counter because we are removing the same object, if you have to remove the next or further far object then you don't need to decrease the counter. You will get<text:s/></text:span><text:span text:style-name="T54">ConcurrentModificationException<text:s/></text:span><text:span text:style-name="T55">if you will try to modify the structure of original list with subList. Structural modifications is allowed only on the list returned by subList method, otherwise<text:s/></text:span><text:span text:style-name="T56">ConcurrentModificationException<text:s/></text:span><text:span text:style-name="T57">will occu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